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39" officeooo:paragraph-rsid="0002ed39"/>
    </style:style>
    <style:style style:name="P2" style:family="paragraph" style:parent-style-name="Standard" style:list-style-name="L1">
      <style:text-properties officeooo:rsid="0002ed39" officeooo:paragraph-rsid="000cdcce"/>
    </style:style>
    <style:style style:name="P3" style:family="paragraph" style:parent-style-name="Standard" style:list-style-name="L1">
      <style:text-properties officeooo:rsid="00058605" officeooo:paragraph-rsid="00058605"/>
    </style:style>
    <style:style style:name="P4" style:family="paragraph" style:parent-style-name="Standard" style:list-style-name="L1">
      <style:text-properties officeooo:rsid="000aaea9" officeooo:paragraph-rsid="000d5582"/>
    </style:style>
    <style:style style:name="P5" style:family="paragraph" style:parent-style-name="Standard" style:list-style-name="L1">
      <style:text-properties officeooo:rsid="000b5a20" officeooo:paragraph-rsid="000b5a20"/>
    </style:style>
    <style:style style:name="T1" style:family="text">
      <style:text-properties officeooo:rsid="000d55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 : </text:p>
      <text:list text:style-name="L1">
        <text:list-item>
          <text:p text:style-name="P2">Photodiode/photoTransistor : <text:a xlink:type="simple" xlink:href="https://www.digikey.fr/fr/articles/how-to-use-photodiodes-and-phototransistors-most-effectively" text:style-name="Internet_20_link" text:visited-style-name="Visited_20_Internet_20_Link">https://www.digikey.fr/fr/articles/how-to-use-photodiodes-and-phototransistors-most-effectively</text:a> </text:p>
        </text:list-item>
        <text:list-item>
          <text:p text:style-name="P2"><text:a xlink:type="simple" xlink:href="https://www.digikey.com/en/articles/the-basics-of-photodiodes-and-phototransistors-and-how-to-apply-them?utm_source=chatgpt.com" text:style-name="Internet_20_link" text:visited-style-name="Visited_20_Internet_20_Link">https://www.digikey.com/en/articles/the-basics-of-photodiodes-and-phototransistors-and-how-to-apply-them?utm_source=chatgpt.com</text:a> <text:line-break/></text:p>
        </text:list-item>
        <text:list-item>
          <text:p text:style-name="P3">DECT NR+ : <text:a xlink:type="simple" xlink:href="https://docs.nordicsemi.com/bundle/ncs-3.0.0/page/nrf/protocols/dect/index.html" text:style-name="Internet_20_link" text:visited-style-name="Visited_20_Internet_20_Link">https://docs.nordicsemi.com/bundle/ncs-3.0.0/page/nrf/protocols/dect/index.html</text:a> </text:p>
          <text:list>
            <text:list-item>
              <text:p text:style-name="P3"><text:a xlink:type="simple" xlink:href="https://docs.nordicsemi.com/bundle/ncs-3.0.0/page/nrf/app_dev/device_guides/nrf91/index.html#ug-nrf91" text:style-name="Internet_20_link" text:visited-style-name="Visited_20_Internet_20_Link">https://docs.nordicsemi.com/bundle/ncs-3.0.0/page/nrf/app_dev/device_guides/nrf91/index.html#ug-nrf91</text:a> </text:p>
            </text:list-item>
            <text:list-item>
              <text:p text:style-name="P3"><text:a xlink:type="simple" xlink:href="https://www.digikey.com/en/articles/use-an-lte-m-nb-iot-dect-nr-combination-dev-kit-wireless-iot-design" text:style-name="Internet_20_link" text:visited-style-name="Visited_20_Internet_20_Link">https://www.digikey.com/en/articles/use-an-lte-m-nb-iot-dect-nr-combination-dev-kit-wireless-iot-design</text:a> </text:p>
            </text:list-item>
            <text:list-item>
              <text:p text:style-name="P4">nrf9151 : <text:a xlink:type="simple" xlink:href="https://docs.nordicsemi.com/bundle/ncs-3.0.0/page/zephyr/boards/nordic/nrf9151dk/doc/index.html#nrf9151dk-nrf9151" text:style-name="Internet_20_link" text:visited-style-name="Visited_20_Internet_20_Link">https://docs.nordicsemi.com/bundle/ncs-3.0.0/page/zephyr/boards/nordic/nrf9151dk/doc/index.html#nrf9151dk-nrf9151</text:a> </text:p>
            </text:list-item>
            <text:list-item>
              <text:p text:style-name="P4"><text:span text:style-name="T1">dtr : </text:span></text:p>
              <text:list>
                <text:list-item>
                  <text:p text:style-name="P4"><text:line-break/><text:line-break/></text:p>
                </text:list-item>
              </text:list>
            </text:list-item>
          </text:list>
        </text:list-item>
        <text:list-item>
          <text:p text:style-name="P5">Aduino pour tests :</text:p>
          <text:list>
            <text:list-item>
              <text:p text:style-name="P5">Interruptions : <text:a xlink:type="simple" xlink:href="https://docs.arduino.cc/language-reference/en/functions/external-interrupts/attachInterrupt/" text:style-name="Internet_20_link" text:visited-style-name="Visited_20_Internet_20_Link">https://docs.arduino.cc/language-reference/en/functions/external-interrupts/attachInterrupt/</text:a> </text:p>
            </text:list-item>
            <text:list-item>
              <text:p text:style-name="P5">Librairies : <text:a xlink:type="simple" xlink:href="https://docs.arduino.cc/learn/contributions/arduino-creating-library-guide/" text:style-name="Internet_20_link" text:visited-style-name="Visited_20_Internet_20_Link">https://docs.arduino.cc/learn/contributions/arduino-creating-library-guide/</text:a>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09:23:08.191362894</meta:creation-date>
    <meta:generator>LibreOffice/25.2.6.2$Linux_X86_64 LibreOffice_project/520$Build-2</meta:generator>
    <dc:date>2025-10-24T16:47:54.772177568</dc:date>
    <meta:editing-duration>PT43M25S</meta:editing-duration>
    <meta:editing-cycles>5</meta:editing-cycles>
    <meta:document-statistic meta:table-count="0" meta:image-count="0" meta:object-count="0" meta:page-count="1" meta:paragraph-count="12" meta:word-count="38" meta:character-count="918" meta:non-whitespace-character-count="889"/>
  </office:meta>
</office:document-meta>
</file>